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office:value-type="string">
            <text:p>nombre d'heures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(%/h) </text:p>
          </table:table-cell>
          <table:table-cell office:value-type="string">
            <text:p>rendement estimé (%/h)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9.5+2" office:value-type="float" office:value="69.5">
            <text:p>69,5</text:p>
          </table:table-cell>
          <table:table-cell/>
          <table:table-cell office:value-type="float" office:value="0.18">
            <text:p>0,18</text:p>
          </table:table-cell>
          <table:table-cell table:style-name="ce2" table:formula="of:=[.C2]/[.$C$8]" office:value-type="float" office:value="0.270955165692008">
            <text:p>0,27</text:p>
          </table:table-cell>
          <table:table-cell table:style-name="ce2" table:formula="of:=[.E2]/[.B2]*100" office:value-type="float" office:value="0.256410256410256">
            <text:p>0,26</text:p>
          </table:table-cell>
          <table:table-cell table:style-name="ce2" table:formula="of:=[.F2]/[.C2]*100" office:value-type="float" office:value="0.389863547758285">
            <text:p>0,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 office:value-type="float" office:value="96.2">
            <text:p>96,2</text:p>
          </table:table-cell>
          <table:table-cell table:formula="of:=[.C2]+[.D3]" office:value-type="float" office:value="94.5">
            <text:p>94,5</text:p>
          </table:table-cell>
          <table:table-cell office:value-type="float" office:value="25">
            <text:p>25</text:p>
          </table:table-cell>
          <table:table-cell office:value-type="float" office:value="0.24">
            <text:p>0,24</text:p>
          </table:table-cell>
          <table:table-cell table:style-name="ce2" table:formula="of:=[.C3]/[.$C$8]" office:value-type="float" office:value="0.368421052631579">
            <text:p>0,37</text:p>
          </table:table-cell>
          <table:table-cell table:style-name="ce2" table:formula="of:=[.E3]/[.B3]*100" office:value-type="float" office:value="0.249480249480249">
            <text:p>0,25</text:p>
          </table:table-cell>
          <table:table-cell table:style-name="ce2" table:formula="of:=[.F3]/[.C3]*100" office:value-type="float" office:value="0.389863547758285">
            <text:p>0,39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expression des besoins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2">
            <text:p>12/01/15</text:p>
          </table:table-cell>
          <table:table-cell office:value-type="float" office:value="137">
            <text:p>137</text:p>
          </table:table-cell>
          <table:table-cell table:formula="of:=[.C3]+[.D4]" office:value-type="float" office:value="127">
            <text:p>127</text:p>
          </table:table-cell>
          <table:table-cell office:value-type="float" office:value="32.5">
            <text:p>32,5</text:p>
          </table:table-cell>
          <table:table-cell office:value-type="float" office:value="0.44">
            <text:p>0,44</text:p>
          </table:table-cell>
          <table:table-cell table:style-name="ce2" table:formula="of:=[.C4]/[.$C$8]" office:value-type="float" office:value="0.495126705653021">
            <text:p>0,50</text:p>
          </table:table-cell>
          <table:table-cell table:style-name="ce2" table:formula="of:=[.E4]/[.B4]*100" office:value-type="float" office:value="0.321167883211679">
            <text:p>0,32</text:p>
          </table:table-cell>
          <table:table-cell table:style-name="ce2" table:formula="of:=[.F4]/[.C4]*100" office:value-type="float" office:value="0.389863547758285">
            <text:p>0,3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table:style-name="ce4" office:value-type="percentage" office:value="0.07">
            <text:p>7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1">
          <table:table-cell table:style-name="ce1" office:value-type="date" office:date-value="2015-01-15">
            <text:p>15/01/15</text:p>
          </table:table-cell>
          <table:table-cell office:value-type="float" office:value="162.7">
            <text:p>162,7</text:p>
          </table:table-cell>
          <table:table-cell table:formula="of:=[.C4]+[.D5]" office:value-type="float" office:value="159">
            <text:p>159</text:p>
          </table:table-cell>
          <table:table-cell office:value-type="float" office:value="32">
            <text:p>32</text:p>
          </table:table-cell>
          <table:table-cell office:value-type="float" office:value="0.51">
            <text:p>0,51</text:p>
          </table:table-cell>
          <table:table-cell table:style-name="ce2" table:formula="of:=[.C5]/[.$C$8]" office:value-type="float" office:value="0.619883040935672">
            <text:p>0,62</text:p>
          </table:table-cell>
          <table:table-cell table:style-name="ce2" table:formula="of:=[.E5]/[.B5]*100" office:value-type="float" office:value="0.313460356484327">
            <text:p>0,31</text:p>
          </table:table-cell>
          <table:table-cell table:style-name="ce2" table:formula="of:=[.F5]/[.C5]*100" office:value-type="float" office:value="0.389863547758285">
            <text:p>0,3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9">
            <text:p>19/01/15</text:p>
          </table:table-cell>
          <table:table-cell/>
          <table:table-cell table:formula="of:=[.C5]+[.D6]" office:value-type="float" office:value="185">
            <text:p>185</text:p>
          </table:table-cell>
          <table:table-cell table:formula="of:=52/2" office:value-type="float" office:value="26">
            <text:p>26</text:p>
          </table:table-cell>
          <table:table-cell/>
          <table:table-cell table:style-name="ce2" table:formula="of:=[.C6]/[.$C$8]" office:value-type="float" office:value="0.721247563352826">
            <text:p>0,72</text:p>
          </table:table-cell>
          <table:table-cell/>
          <table:table-cell table:style-name="ce2" table:formula="of:=[.F6]/[.C6]*100" office:value-type="float" office:value="0.389863547758285">
            <text:p>0,39</text:p>
          </table:table-cell>
          <table:table-cell table:number-columns-repeated="2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22">
            <text:p>22/01/15</text:p>
          </table:table-cell>
          <table:table-cell/>
          <table:table-cell table:formula="of:=[.C6]+[.D7]" office:value-type="float" office:value="211">
            <text:p>211</text:p>
          </table:table-cell>
          <table:table-cell office:value-type="float" office:value="26">
            <text:p>26</text:p>
          </table:table-cell>
          <table:table-cell/>
          <table:table-cell table:style-name="ce2" table:formula="of:=[.C7]/[.$C$8]" office:value-type="float" office:value="0.82261208576998">
            <text:p>0,82</text:p>
          </table:table-cell>
          <table:table-cell/>
          <table:table-cell table:style-name="ce2" table:formula="of:=[.F7]/[.C7]*100" office:value-type="float" office:value="0.389863547758285">
            <text:p>0,39</text:p>
          </table:table-cell>
          <table:table-cell table:number-columns-repeated="7"/>
        </table:table-row>
        <table:table-row table:style-name="ro1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56.5">
            <text:p>256,5</text:p>
          </table:table-cell>
          <table:table-cell office:value-type="float" office:value="45.5">
            <text:p>45,5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style-name="ce2" table:formula="of:=[.F8]/[.C8]*100" office:value-type="float" office:value="0.389863547758285">
            <text:p>0,39</text:p>
          </table:table-cell>
          <table:table-cell table:number-columns-repeated="2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  <table:table-cell/>
        </table:table-row>
        <table:table-row table:style-name="ro1">
          <table:table-cell table:style-name="ce1"/>
          <table:table-cell table:number-columns-repeated="9"/>
          <table:table-cell office:value-type="string">
            <text:p>dossier d’initialisa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2">
          <table:table-cell>
            <draw:frame table:end-cell-address="Feuille1.D27" table:end-x="4.318cm" table:end-y="0.3cm" draw:z-index="0" draw:style-name="gr1" draw:text-style-name="P1" svg:width="14.045cm" svg:height="7.324cm" svg:x="1.444cm" svg:y="0.221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>
            <text:p>Dossier d'EB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5-01-13">
            <text:p>1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>
          <table:table-cell table:number-columns-repeated="5"/>
          <table:table-cell>
            <draw:frame table:end-cell-address="Feuille1.I31" table:end-x="2.718cm" table:end-y="0.034cm" draw:z-index="2" draw:style-name="gr1" draw:text-style-name="P1" svg:width="12.802cm" svg:height="6.853cm" svg:x="1.562cm" svg:y="0.407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4"/>
          <table:table-cell>
            <draw:frame table:end-cell-address="Feuille1.H46" table:end-x="4.004cm" table:end-y="0.172cm" draw:z-index="1" draw:style-name="gr1" draw:text-style-name="P1" svg:width="14.33cm" svg:height="6.83cm" svg:x="0.459cm" svg:y="0.116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>
            <draw:frame table:end-cell-address="Feuille1.D47" table:end-x="4.438cm" table:end-y="0.067cm" draw:z-index="3" draw:style-name="gr1" draw:text-style-name="P1" svg:width="13.304cm" svg:height="6.668cm" svg:x="2.305cm" svg:y="0.174cm">
              <draw:object draw:notify-on-update-of-ranges="Feuille1.A2:Feuille1.A8 Feuille1.E1:Feuille1.E1 Feuille1.E2:Feuille1.E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16/01/2015</text:date>, <text:time>08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16T08:57:13.26</dc:date>
    <dc:creator>Simon Rispal</dc:creator>
    <meta:editing-duration>P3DT18H16M56S</meta:editing-duration>
    <meta:editing-cycles>15</meta:editing-cycles>
    <meta:generator>OpenOffice/4.1.0$Win32 OpenOffice.org_project/410m18$Build-9764</meta:generator>
    <meta:document-statistic meta:table-count="3" meta:cell-count="1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6cm" svg:height="7.325cm" xlink:href=".." xlink:type="simple" chart:class="chart:line" chart:style-name="ch1">
        <chart:title svg:x="-0.421cm" svg:y="0.287cm" chart:style-name="ch2">
          <text:p>nombre d'heure réalisée et nombre d'heures estimée en fonction du temps</text:p>
        </chart:title>
        <chart:legend svg:x="1.467cm" svg:y="1.545cm" style:legend-expansion="custom" chartooo:width="3.64cm" chartooo:height="1.597cm" style:legend-expansion-aspect-ratio="2.27927363807138" chart:style-name="ch3"/>
        <chart:plot-area chart:style-name="ch4" table:cell-range-address="Feuille1.A1:Feuille1.C8" chart:data-source-has-labels="both" svg:x="0.038cm" svg:y="1.106cm" svg:width="12.964cm" svg:height="5.662cm">
          <chartooo:coordinate-region svg:x="0.846cm" svg:y="1.319cm" svg:width="12.156cm" svg:height="4.776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1:Feuille1.B1</svg:desc>
                </draw:g>
              </table:table-cell>
              <table:table-cell office:value-type="string">
                <text:p>nb d'heures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9.5">
                <text:p>69.5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5cm" svg:height="6.669cm" xlink:href=".." xlink:type="simple" chart:class="chart:line" chart:column-mapping="0" chart:style-name="ch1">
        <chart:title svg:x="3.533cm" svg:y="0.08cm" chart:style-name="ch2">
          <text:p>progression prévue et effective</text:p>
        </chart:title>
        <chart:legend svg:x="1.242cm" svg:y="0.909cm" style:legend-expansion="custom" chartooo:width="4.406cm" chartooo:height="1.948cm" style:legend-expansion-aspect-ratio="2.26180698151951" chart:style-name="ch3"/>
        <chart:plot-area chart:style-name="ch4" table:cell-range-address="Feuille1.A2:Feuille1.A8 Feuille1.E1:Feuille1.F8" chart:data-source-has-labels="both" svg:x="0.515cm" svg:y="0.695cm" svg:width="12.371cm" svg:height="5.701cm">
          <chartooo:coordinate-region svg:x="1.242cm" svg:y="0.908cm" svg:width="11.644cm" svg:height="4.815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2:Feuille1.E8" chart:label-cell-address="Feuille1.E1:Feuille1.E1" chart:class="chart:line">
            <chart:data-point chart:repeated="7"/>
          </chart:series>
          <chart:series chart:style-name="ch9" chart:values-cell-range-address="Feuille1.F2:Feuille1.F8" chart:label-cell-address="Feuille1.F1:Feuille1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70955165692008">
                <text:p>0.270955165692008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1cm" xlink:href=".." xlink:type="simple" chart:class="chart:bar" chart:column-mapping="0" chart:style-name="ch1">
        <chart:title svg:x="2.996cm" svg:y="0.275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table:cell-range-address="Feuille1.A2:Feuille1.A8 Feuille1.G1:Feuille1.H8" chart:data-source-has-labels="both" svg:x="0.613cm" svg:y="0.73cm" svg:width="13.52cm" svg:height="6.124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  <draw:g>
                  <svg:desc>Feuille1.G1:Feuille1.G1</svg:desc>
                </draw:g>
              </table:table-cell>
              <table:table-cell office:value-type="string">
                <text:p>rendement estimé (%/h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389863547758285">
                <text:p>0.389863547758285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3cm" svg:height="6.854cm" xlink:href=".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8cm" chartooo:height="0.887cm" style:legend-expansion-aspect-ratio="5.3641488162345" chart:style-name="ch3"/>
        <chart:plot-area chart:style-name="ch4" table:cell-range-address="Feuille1.A2:Feuille1.A8 Feuille1.I1:Feuille1.I8" chart:data-source-has-labels="both" svg:x="0.645cm" svg:y="1.471cm" svg:width="11.632cm" svg:height="4.815cm">
          <chartooo:coordinate-region svg:x="1.169cm" svg:y="1.683cm" svg:width="11.108cm" svg:height="3.9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